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17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8" table:default-cell-style-name="ce2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column table:style-name="co7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Lit Year</text:p>
          </table:table-cell>
          <table:table-cell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4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4" table:formula="of:=([.H4]/[.G4])" office:value-type="percentage" office:value="0.0324730401066279">
            <text:p>3.25%</text:p>
          </table:table-cell>
          <table:table-cell>
            <draw:frame table:end-cell-address="AJB.R21" table:end-x="0.2307in" table:end-y="0.1535in" draw:z-index="0" draw:style-name="gr1" svg:width="7.2969in" svg:height="3.0685in" svg:x="0.0461in" svg:y="0.0961in">
              <draw:object draw:notify-on-update-of-ranges="AJB.B3:AJB.B70 AJB.F2:AJB.F2 AJB.F3:AJB.F70 AJB.H2:AJB.H2 AJB.H3:AJB.H70 AJB.B3:AJB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4" table:formula="of:=([.H5]/[.G5])" office:value-type="percentage" office:value="0.0413819775686477">
            <text:p>4.14%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435">
            <text:p>7435</text:p>
          </table:table-cell>
          <table:table-cell office:value-type="float" office:value="284">
            <text:p>284</text:p>
          </table:table-cell>
          <table:table-cell table:style-name="ce4" table:formula="of:=([.H6]/[.G6])" office:value-type="percentage" office:value="0.0381977135171486">
            <text:p>3.82%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1">
            <text:p>291</text:p>
          </table:table-cell>
          <table:table-cell table:style-name="ce4" table:formula="of:=([.H7]/[.G7])" office:value-type="percentage" office:value="0.0392606583917971">
            <text:p>3.93%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77">
            <text:p>277</text:p>
          </table:table-cell>
          <table:table-cell table:style-name="ce4" table:formula="of:=([.H8]/[.G8])" office:value-type="percentage" office:value="0.0456417861262152">
            <text:p>4.56%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</table:table>
      <table:table table:name="AAA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default-cell-style-name="ce5"/>
        <table:table-column table:style-name="co7" table:default-cell-style-name="Default"/>
        <table:table-column table:style-name="co7" table:default-cell-style-name="ce6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Default" office:value-type="string">
            <text:p>AJB Data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>
            <text:p>Volume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Main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office:value-type="string">
            <text:p>Conf. Proc.</text:p>
          </table:table-cell>
          <table:table-cell table:style-name="ce1" office:value-type="string">
            <text:p>Total Books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office:value-type="string">
            <text:p>XII</text:p>
          </table:table-cell>
          <table:table-cell office:value-type="float" office:value="1785">
            <text:p>1785</text:p>
          </table:table-cell>
          <table:table-cell/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office:value-type="string">
            <text:p>X</text:p>
          </table:table-cell>
          <table:table-cell office:value-type="float" office:value="1921">
            <text:p>1921</text:p>
          </table:table-cell>
          <table:table-cell/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office:value-type="string">
            <text:p>X</text:p>
          </table:table-cell>
          <table:table-cell office:value-type="float" office:value="1967">
            <text:p>1967</text:p>
          </table:table-cell>
          <table:table-cell/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office:value-type="string">
            <text:p>XII</text:p>
          </table:table-cell>
          <table:table-cell office:value-type="float" office:value="2131">
            <text:p>2131</text:p>
          </table:table-cell>
          <table:table-cell/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931">
            <text:p>1931</text:p>
          </table:table-cell>
          <table:table-cell/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794">
            <text:p>1794</text:p>
          </table:table-cell>
          <table:table-cell/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739">
            <text:p>1739</text:p>
          </table:table-cell>
          <table:table-cell/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831">
            <text:p>1831</text:p>
          </table:table-cell>
          <table:table-cell/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829">
            <text:p>1829</text:p>
          </table:table-cell>
          <table:table-cell/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665">
            <text:p>1665</text:p>
          </table:table-cell>
          <table:table-cell/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40">
            <text:p>1540</text:p>
          </table:table-cell>
          <table:table-cell/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00">
            <text:p>1500</text:p>
          </table:table-cell>
          <table:table-cell/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office:value-type="string">
            <text:p>X</text:p>
          </table:table-cell>
          <table:table-cell office:value-type="float" office:value="1726">
            <text:p>1726</text:p>
          </table:table-cell>
          <table:table-cell/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office:value-type="string">
            <text:p>XII</text:p>
          </table:table-cell>
          <table:table-cell office:value-type="float" office:value="1739">
            <text:p>1739</text:p>
          </table:table-cell>
          <table:table-cell/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63">
            <text:p>1663</text:p>
          </table:table-cell>
          <table:table-cell/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02">
            <text:p>1602</text:p>
          </table:table-cell>
          <table:table-cell/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447">
            <text:p>1447</text:p>
          </table:table-cell>
          <table:table-cell/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582">
            <text:p>1582</text:p>
          </table:table-cell>
          <table:table-cell/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625">
            <text:p>1625</text:p>
          </table:table-cell>
          <table:table-cell/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553">
            <text:p>1553</text:p>
          </table:table-cell>
          <table:table-cell/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526">
            <text:p>1526</text:p>
          </table:table-cell>
          <table:table-cell/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429">
            <text:p>1429</text:p>
          </table:table-cell>
          <table:table-cell/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office:value-type="string">
            <text:p>XII</text:p>
          </table:table-cell>
          <table:table-cell office:value-type="float" office:value="1423">
            <text:p>1423</text:p>
          </table:table-cell>
          <table:table-cell/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office:value-type="string">
            <text:p>X</text:p>
          </table:table-cell>
          <table:table-cell office:value-type="float" office:value="1298">
            <text:p>1298</text:p>
          </table:table-cell>
          <table:table-cell/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office:value-type="string">
            <text:p>X</text:p>
          </table:table-cell>
          <table:table-cell office:value-type="float" office:value="1259">
            <text:p>1259</text:p>
          </table:table-cell>
          <table:table-cell/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AAA.I3:AAA.J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09/10/2011</text:date>, <text:time>12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5T14:01:22</meta:creation-date>
    <dc:date>2011-09-10T12:51:06</dc:date>
    <meta:editing-duration>P1DT10H15M48S</meta:editing-duration>
    <meta:editing-cycles>17</meta:editing-cycles>
    <meta:generator>LibreOffice/3.3$Linux LibreOffice_project/330m19$Build-301</meta:generator>
    <dc:creator>Jim Fowler</dc:creator>
    <meta:document-statistic meta:table-count="3" meta:cell-count="88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35cm" svg:height="7.795cm" xlink:href=".." xlink:type="simple" chart:class="chart:scatter" chart:style-name="ch1">
        <chart:legend chart:legend-position="end" svg:x="16.271cm" svg:y="3.605cm" chart:style-name="ch2"/>
        <chart:plot-area chart:style-name="ch3" table:cell-range-address="AJB.B3:AJB.B70 AJB.F2:AJB.F70 AJB.H2:AJB.H70" chart:data-source-has-labels="row" svg:x="1.301cm" svg:y="0.154cm" svg:width="14.6cm" svg:height="6.586cm">
          <chartooo:coordinate-region svg:x="2.028cm" svg:y="0.314cm" svg:width="13.712cm" svg:height="5.858cm"/>
          <chart:axis chart:dimension="x" chart:name="primary-x" chart:style-name="ch4">
            <chart:title svg:x="8.191cm" svg:y="7.095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7cm" svg:y="3.962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7">
                <text:p>247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